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ac3" officeooo:paragraph-rsid="001f8ac3"/>
    </style:style>
    <style:style style:name="P2" style:family="paragraph" style:parent-style-name="Standard">
      <style:text-properties officeooo:paragraph-rsid="001f8ac3"/>
    </style:style>
    <style:style style:name="P3" style:family="paragraph" style:parent-style-name="Standard">
      <style:text-properties officeooo:rsid="002047f9" officeooo:paragraph-rsid="002047f9"/>
    </style:style>
    <style:style style:name="P4" style:family="paragraph" style:parent-style-name="Standard">
      <style:text-properties officeooo:rsid="0022efec" officeooo:paragraph-rsid="0022efec"/>
    </style:style>
    <style:style style:name="P5" style:family="paragraph" style:parent-style-name="Preformatted_20_Text">
      <style:text-properties fo:color="#000000" style:font-name="DejaVu Sans Mono" officeooo:rsid="0022efec" officeooo:paragraph-rsid="0022efec"/>
    </style:style>
    <style:style style:name="P6" style:family="paragraph" style:parent-style-name="Preformatted_20_Text">
      <style:paragraph-properties fo:margin-top="0cm" fo:margin-bottom="0.499cm" loext:contextual-spacing="false"/>
      <style:text-properties fo:color="#000000" style:font-name="DejaVu Sans Mono"/>
    </style:style>
    <style:style style:name="P7" style:family="paragraph" style:parent-style-name="Preformatted_20_Text">
      <style:text-properties fo:color="#000000"/>
    </style:style>
    <style:style style:name="P8" style:family="paragraph" style:parent-style-name="Preformatted_20_Text">
      <style:text-properties fo:color="#000000" style:font-name="DejaVu Sans Mono"/>
    </style:style>
    <style:style style:name="P9" style:family="paragraph" style:parent-style-name="Preformatted_20_Text">
      <style:text-properties fo:color="#808080"/>
    </style:style>
    <style:style style:name="T1" style:family="text">
      <style:text-properties officeooo:rsid="002047f9"/>
    </style:style>
    <style:style style:name="T2" style:family="text">
      <style:text-properties fo:color="#808000"/>
    </style:style>
    <style:style style:name="T3" style:family="text">
      <style:text-properties fo:color="#808000" style:font-name="DejaVu Sans Mono"/>
    </style:style>
    <style:style style:name="T4" style:family="text">
      <style:text-properties fo:color="#008000"/>
    </style:style>
    <style:style style:name="T5" style:family="text">
      <style:text-properties fo:color="#008000" fo:font-weight="bold"/>
    </style:style>
    <style:style style:name="T6" style:family="text">
      <style:text-properties fo:color="#008000" style:font-name="DejaVu Sans Mono"/>
    </style:style>
    <style:style style:name="T7" style:family="text">
      <style:text-properties fo:color="#008000" style:font-name="DejaVu Sans Mono" fo:font-weight="bold"/>
    </style:style>
    <style:style style:name="T8" style:family="text">
      <style:text-properties fo:color="#000080" fo:font-weight="bold"/>
    </style:style>
    <style:style style:name="T9" style:family="text">
      <style:text-properties fo:color="#000080" style:font-name="DejaVu Sans Mono" fo:font-weight="bold"/>
    </style:style>
    <style:style style:name="T10" style:family="text">
      <style:text-properties fo:color="#008080"/>
    </style:style>
    <style:style style:name="T11" style:family="text">
      <style:text-properties fo:color="#008080" style:font-name="DejaVu Sans Mono"/>
    </style:style>
    <style:style style:name="T12" style:family="text">
      <style:text-properties style:font-name="DejaVu Sans Mono"/>
    </style:style>
    <style:style style:name="T13" style:family="text">
      <style:text-properties style:font-name="DejaVu Sans Mono" fo:font-style="italic"/>
    </style:style>
    <style:style style:name="T14" style:family="text">
      <style:text-properties fo:color="#371f80"/>
    </style:style>
    <style:style style:name="T15" style:family="text">
      <style:text-properties fo:color="#371f80" style:font-name="DejaVu Sans Mono"/>
    </style:style>
    <style:style style:name="T16" style:family="text">
      <style:text-properties fo:color="#808080"/>
    </style:style>
    <style:style style:name="T17" style:family="text">
      <style:text-properties fo:color="#808080" style:font-name="DejaVu Sans Mono" fo:font-style="italic"/>
    </style:style>
    <style:style style:name="T18" style:family="text">
      <style:text-properties fo:color="#660e7a" style:font-name="DejaVu Sans Mono"/>
    </style:style>
    <style:style style:name="T19" style:family="text">
      <style:text-properties fo:color="#0000ff" style:font-name="DejaVu Sans Mono"/>
    </style:style>
    <style:style style:name="T20" style:family="text">
      <style:text-properties officeooo:rsid="0022efec"/>
    </style:style>
    <style:style style:name="T21" style:family="text">
      <style:text-properties officeooo:rsid="00237a73"/>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адача 1. </text:p>
      <text:p text:style-name="P1"><text:tab/>Для решения этой задачи, необходимо лишь понять, как именно функция от различного количества аргументов будет записана в формате обратной польской записи.</text:p>
      <text:p text:style-name="P1"><text:tab/>Для функции факториала практически ничего не изменится:</text:p>
      <text:p text:style-name="P1"><text:tab/>5! = 5 ! . Функция факториал просто применяется к последнему аргументу перед ней.</text:p>
      <text:p text:style-name="P1"><text:tab/>(2 + 3)! = 2 3 + !</text:p>
      <text:p text:style-name="P1"><text:tab/>Для функции функция max записывается в обратной польской даже короче, чем в изначальной форме:</text:p>
      <text:p text:style-name="P1"><text:tab/>max(2, 3, 4) = 2 3 4 max . Больше не требуются скобки и запятые — функция применяется к последним трем аргуентам.</text:p>
      <text:p text:style-name="P1"><text:tab/>max(2+3, 4*5, 7) = 2 3 + 4 5 * 7 max</text:p>
      <text:p text:style-name="P1"/>
      <text:p text:style-name="P1"><text:tab/>Таким образом в классе вычислений добавим две функции факториала и максимума. Первая будет брать только один элемент из стека, вторая же целых три и вычислять соответствующие значения.</text:p>
      <text:p text:style-name="P1"><text:tab/>В классе парсинга, добавим приоритеты функциям, добавим пробелы между функци<text:span text:style-name="T1">ями, уберем все запятые из текста, а также будет раньше добавлять функцию максимума на стек, так как она записывается до выражения.</text:span></text:p>
      <text:p text:style-name="P1"/>
      <text:p text:style-name="P2"><text:span text:style-name="T3">#include</text:span><text:span text:style-name="T6"> </text:span><text:span text:style-name="T7">&lt;iostream&gt;</text:span></text:p>
      <text:p text:style-name="P8"><text:span text:style-name="T2">#include</text:span><text:span text:style-name="T4"> </text:span><text:span text:style-name="T5">&lt;algorithm&gt;</text:span></text:p>
      <text:p text:style-name="P8"><text:span text:style-name="T2">#include</text:span><text:span text:style-name="T4"> </text:span><text:span text:style-name="T5">&lt;vector&gt;</text:span></text:p>
      <text:p text:style-name="P8"><text:span text:style-name="T2">#include</text:span><text:span text:style-name="T4"> </text:span><text:span text:style-name="T5">&lt;string&gt;</text:span></text:p>
      <text:p text:style-name="P8"><text:span text:style-name="T2">#include</text:span><text:span text:style-name="T4"> </text:span><text:span text:style-name="T5">&lt;stack&gt;</text:span></text:p>
      <text:p text:style-name="P8"><text:span text:style-name="T2">#include</text:span><text:span text:style-name="T4"> </text:span><text:span text:style-name="T5">&lt;sstream&gt;</text:span></text:p>
      <text:p text:style-name="P8"><text:span text:style-name="T2">#include</text:span><text:span text:style-name="T4"> </text:span><text:span text:style-name="T5">&lt;map&gt;</text:span></text:p>
      <text:p text:style-name="P8"><text:bookmark-start text:name="__DdeLink__2_213029959"/><text:span text:style-name="T8">class </text:span><text:span text:style-name="T10">PolishCompute</text:span>{</text:p>
      <text:p text:style-name="P8"><text:span text:style-name="T8">public</text:span>:</text:p>
      <text:p text:style-name="P7"><text:s text:c="4"/><text:span text:style-name="T12">PolishCompute(){}</text:span></text:p>
      <text:p text:style-name="P7"><text:s text:c="4"/><text:span text:style-name="T12">~PolishCompute(){}</text:span></text:p>
      <text:p text:style-name="P7"><text:s text:c="4"/><text:span text:style-name="T9">long int </text:span><text:span text:style-name="T12">compute(</text:span><text:span text:style-name="T11">std</text:span><text:span text:style-name="T12">::</text:span><text:span text:style-name="T15">string </text:span><text:span text:style-name="T12">e) {</text:span></text:p>
      <text:p text:style-name="P7"><text:s text:c="8"/><text:span text:style-name="T11">std</text:span><text:span text:style-name="T12">::</text:span><text:span text:style-name="T15">stringstream </text:span><text:span text:style-name="T12">ss(e); </text:span><text:span text:style-name="T17">// создаем поток, чтобы было удобно из него читать</text:span></text:p>
      <text:p text:style-name="P7"><text:span text:style-name="T16"><text:s text:c="8"/></text:span><text:span text:style-name="T11">std</text:span><text:span text:style-name="T12">::</text:span><text:span text:style-name="T15">string </text:span><text:span text:style-name="T12">current;</text:span></text:p>
      <text:p text:style-name="P7"><text:s text:c="8"/><text:span text:style-name="T9">while</text:span><text:span text:style-name="T12">(ss </text:span><text:span text:style-name="T11">&gt;&gt; </text:span><text:span text:style-name="T12">current) { </text:span><text:span text:style-name="T17">// считываем элементы из строки</text:span></text:p>
      <text:p text:style-name="P7"><text:span text:style-name="T16"><text:s text:c="12"/></text:span><text:span text:style-name="T9">if</text:span><text:span text:style-name="T12">(current </text:span><text:span text:style-name="T11">== </text:span><text:span text:style-name="T7">"+"</text:span><text:span text:style-name="T12">) add(); </text:span><text:span text:style-name="T17">// вызываем соответствующую функцию для каждого оператора</text:span></text:p>
      <text:p text:style-name="P7"><text:span text:style-name="T16"><text:s text:c="12"/></text:span><text:span text:style-name="T9">else if</text:span><text:span text:style-name="T12">(current </text:span><text:span text:style-name="T11">== </text:span><text:span text:style-name="T7">"-"</text:span><text:span text:style-name="T12">) subl();</text:span></text:p>
      <text:p text:style-name="P7"><text:s text:c="12"/><text:span text:style-name="T9">else if</text:span><text:span text:style-name="T12">(current </text:span><text:span text:style-name="T11">== </text:span><text:span text:style-name="T7">"*"</text:span><text:span text:style-name="T12">) mult();</text:span></text:p>
      <text:p text:style-name="P7"><text:s text:c="12"/><text:span text:style-name="T9">else if</text:span><text:span text:style-name="T12">(current </text:span><text:span text:style-name="T11">== </text:span><text:span text:style-name="T7">"/"</text:span><text:span text:style-name="T12">) div();</text:span></text:p>
      <text:p text:style-name="P7"><text:s text:c="12"/><text:span text:style-name="T9">else if</text:span><text:span text:style-name="T12">(current </text:span><text:span text:style-name="T11">== </text:span><text:span text:style-name="T7">"max"</text:span><text:span text:style-name="T12">) maximum();</text:span></text:p>
      <text:p text:style-name="P7"><text:s text:c="12"/><text:span text:style-name="T9">else if</text:span><text:span text:style-name="T12">(current </text:span><text:span text:style-name="T11">== </text:span><text:span text:style-name="T7">"!"</text:span><text:span text:style-name="T12">) fac();</text:span></text:p>
      <text:p text:style-name="P7"><text:s text:c="12"/><text:span text:style-name="T9">else </text:span><text:span text:style-name="T18">st</text:span><text:span text:style-name="T12">.push(current); </text:span><text:span text:style-name="T17">// и просто кладем на стек, если это число</text:span></text:p>
      <text:p text:style-name="P7"><text:span text:style-name="T16"><text:s text:c="8"/></text:span><text:span text:style-name="T12">}</text:span></text:p>
      <text:p text:style-name="P7"><text:s text:c="8"/><text:span text:style-name="T9">long int </text:span><text:span text:style-name="T12">result = </text:span><text:span text:style-name="T11">std</text:span><text:span text:style-name="T12">::stoi(</text:span><text:span text:style-name="T18">st</text:span><text:span text:style-name="T12">.top());</text:span></text:p>
      <text:p text:style-name="P7"><text:s text:c="8"/><text:span text:style-name="T18">st</text:span><text:span text:style-name="T12">.pop();</text:span></text:p>
      <text:p text:style-name="P7"><text:s text:c="8"/><text:span text:style-name="T9">return </text:span><text:span text:style-name="T12">result;</text:span></text:p>
      <text:p text:style-name="P7"><text:s text:c="4"/><text:span text:style-name="T12">}</text:span></text:p>
      <text:p text:style-name="P8"><text:span text:style-name="T8">private</text:span>:</text:p>
      <text:p text:style-name="P7"><text:s text:c="4"/><text:span text:style-name="T9">void </text:span><text:span text:style-name="T12">add() {</text:span></text:p>
      <text:p text:style-name="P7"><text:s text:c="8"/><text:span text:style-name="T9">long int </text:span><text:span text:style-name="T12">x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9">long int </text:span><text:span text:style-name="T12">y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18">st</text:span><text:span text:style-name="T12">.push(</text:span><text:span text:style-name="T11">std</text:span><text:span text:style-name="T12">::to_string(y + x)); </text:span><text:span text:style-name="T17">// считаем значение оператора для последних двух чисел на стеке</text:span></text:p>
      <text:p text:style-name="P7"><text:span text:style-name="T16"><text:s text:c="4"/></text:span><text:span text:style-name="T12">}</text:span></text:p>
      <text:p text:style-name="P7"><text:s text:c="4"/><text:span text:style-name="T9">void </text:span><text:span text:style-name="T12">subl() {</text:span></text:p>
      <text:p text:style-name="P7"><text:s text:c="8"/><text:span text:style-name="T9">long int </text:span><text:span text:style-name="T12">x = </text:span><text:span text:style-name="T11">std</text:span><text:span text:style-name="T12">::stoi(</text:span><text:span text:style-name="T18">st</text:span><text:span text:style-name="T12">.top()); </text:span><text:span text:style-name="T18">st</text:span><text:span text:style-name="T12">.pop();</text:span></text:p>
      <text:p text:style-name="P7"><text:soft-page-break/><text:s text:c="8"/><text:span text:style-name="T9">long int </text:span><text:span text:style-name="T12">y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18">st</text:span><text:span text:style-name="T12">.push(</text:span><text:span text:style-name="T11">std</text:span><text:span text:style-name="T12">::to_string(y - x));</text:span></text:p>
      <text:p text:style-name="P7"><text:s text:c="4"/><text:span text:style-name="T12">}</text:span></text:p>
      <text:p text:style-name="P7"><text:s text:c="4"/><text:span text:style-name="T9">void </text:span><text:span text:style-name="T12">mult() {</text:span></text:p>
      <text:p text:style-name="P7"><text:s text:c="8"/><text:span text:style-name="T9">long int </text:span><text:span text:style-name="T12">x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9">long int </text:span><text:span text:style-name="T12">y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18">st</text:span><text:span text:style-name="T12">.push(</text:span><text:span text:style-name="T11">std</text:span><text:span text:style-name="T12">::to_string(y * x));</text:span></text:p>
      <text:p text:style-name="P7"><text:s text:c="4"/><text:span text:style-name="T12">}</text:span></text:p>
      <text:p text:style-name="P7"><text:s text:c="4"/><text:span text:style-name="T9">void </text:span><text:span text:style-name="T12">div() {</text:span></text:p>
      <text:p text:style-name="P7"><text:s text:c="8"/><text:span text:style-name="T9">long int </text:span><text:span text:style-name="T12">x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9">long int </text:span><text:span text:style-name="T12">y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18">st</text:span><text:span text:style-name="T12">.push(</text:span><text:span text:style-name="T11">std</text:span><text:span text:style-name="T12">::to_string(y / x));</text:span></text:p>
      <text:p text:style-name="P7"><text:s text:c="4"/><text:span text:style-name="T12">}</text:span></text:p>
      <text:p text:style-name="P7"><text:s text:c="4"/><text:span text:style-name="T9">void </text:span><text:span text:style-name="T12">fac() {</text:span></text:p>
      <text:p text:style-name="P7"><text:s text:c="8"/><text:span text:style-name="T9">long int </text:span><text:span text:style-name="T12">x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9">int </text:span><text:span text:style-name="T12">result = </text:span><text:span text:style-name="T19">1</text:span><text:span text:style-name="T12">;</text:span></text:p>
      <text:p text:style-name="P7"><text:s text:c="8"/><text:span text:style-name="T9">for</text:span><text:span text:style-name="T12">(</text:span><text:span text:style-name="T9">int </text:span><text:span text:style-name="T12">i = </text:span><text:span text:style-name="T19">2</text:span><text:span text:style-name="T12">; i &lt;= x; i++) result *= i;</text:span></text:p>
      <text:p text:style-name="P7"><text:s text:c="8"/><text:span text:style-name="T18">st</text:span><text:span text:style-name="T12">.push(</text:span><text:span text:style-name="T11">std</text:span><text:span text:style-name="T12">::to_string(result));</text:span></text:p>
      <text:p text:style-name="P7"><text:s text:c="4"/><text:span text:style-name="T12">}</text:span></text:p>
      <text:p text:style-name="P7"><text:s text:c="4"/><text:span text:style-name="T9">void </text:span><text:span text:style-name="T12">maximum() {</text:span></text:p>
      <text:p text:style-name="P7"><text:s text:c="8"/><text:span text:style-name="T9">long int </text:span><text:span text:style-name="T12">x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9">long int </text:span><text:span text:style-name="T12">y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9">long int </text:span><text:span text:style-name="T12">z = </text:span><text:span text:style-name="T11">std</text:span><text:span text:style-name="T12">::stoi(</text:span><text:span text:style-name="T18">st</text:span><text:span text:style-name="T12">.top()); </text:span><text:span text:style-name="T18">st</text:span><text:span text:style-name="T12">.pop();</text:span></text:p>
      <text:p text:style-name="P7"><text:s text:c="8"/><text:span text:style-name="T18">st</text:span><text:span text:style-name="T12">.push(</text:span><text:span text:style-name="T11">std</text:span><text:span text:style-name="T12">::to_string(</text:span><text:span text:style-name="T11">std</text:span><text:span text:style-name="T12">::max(</text:span><text:span text:style-name="T11">std</text:span><text:span text:style-name="T12">::max(x, y), z)));</text:span></text:p>
      <text:p text:style-name="P7"><text:s text:c="4"/><text:span text:style-name="T12">}</text:span></text:p>
      <text:p text:style-name="P7"><text:s text:c="4"/><text:span text:style-name="T11">std</text:span><text:span text:style-name="T12">::</text:span><text:span text:style-name="T11">stack</text:span><text:span text:style-name="T12">&lt;</text:span><text:span text:style-name="T11">std</text:span><text:span text:style-name="T12">::</text:span><text:span text:style-name="T15">string</text:span><text:span text:style-name="T12">&gt; </text:span><text:span text:style-name="T18">st</text:span><text:span text:style-name="T12">;</text:span></text:p>
      <text:p text:style-name="P8">};<text:bookmark-end text:name="__DdeLink__2_213029959"/></text:p>
      <text:p text:style-name="P8"><text:span text:style-name="T8">class </text:span><text:span text:style-name="T10">ComputeEngine </text:span>{</text:p>
      <text:p text:style-name="P8"><text:span text:style-name="T8">public</text:span>:</text:p>
      <text:p text:style-name="P7"><text:s text:c="4"/><text:span text:style-name="T12">ComputeEngine(){</text:span></text:p>
      <text:p text:style-name="P7"><text:s text:c="8"/><text:span text:style-name="T18">priority</text:span><text:span text:style-name="T11">[</text:span><text:span text:style-name="T7">"("</text:span><text:span text:style-name="T11">] </text:span><text:span text:style-name="T12">= </text:span><text:span text:style-name="T19">0</text:span><text:span text:style-name="T12">;</text:span></text:p>
      <text:p text:style-name="P7"><text:s text:c="8"/><text:span text:style-name="T18">priority</text:span><text:span text:style-name="T11">[</text:span><text:span text:style-name="T7">")"</text:span><text:span text:style-name="T11">] </text:span><text:span text:style-name="T12">= </text:span><text:span text:style-name="T19">0</text:span><text:span text:style-name="T12">;</text:span></text:p>
      <text:p text:style-name="P7"><text:s text:c="8"/><text:span text:style-name="T18">priority</text:span><text:span text:style-name="T11">[</text:span><text:span text:style-name="T7">"+"</text:span><text:span text:style-name="T11">] </text:span><text:span text:style-name="T12">= </text:span><text:span text:style-name="T19">1</text:span><text:span text:style-name="T12">; </text:span><text:span text:style-name="T17">// выставляем приоритет операциям.</text:span></text:p>
      <text:p text:style-name="P7"><text:span text:style-name="T16"><text:s text:c="8"/></text:span><text:span text:style-name="T18">priority</text:span><text:span text:style-name="T11">[</text:span><text:span text:style-name="T7">"-"</text:span><text:span text:style-name="T11">] </text:span><text:span text:style-name="T12">= </text:span><text:span text:style-name="T19">1</text:span><text:span text:style-name="T12">; </text:span><text:span text:style-name="T17">// Само значение не важно - главное чтобы их можно было сравнивать</text:span></text:p>
      <text:p text:style-name="P7"><text:span text:style-name="T16"><text:s text:c="8"/></text:span><text:span text:style-name="T18">priority</text:span><text:span text:style-name="T11">[</text:span><text:span text:style-name="T7">"*"</text:span><text:span text:style-name="T11">] </text:span><text:span text:style-name="T12">= </text:span><text:span text:style-name="T19">2</text:span><text:span text:style-name="T12">;</text:span></text:p>
      <text:p text:style-name="P7"><text:s text:c="8"/><text:span text:style-name="T18">priority</text:span><text:span text:style-name="T11">[</text:span><text:span text:style-name="T7">"/"</text:span><text:span text:style-name="T11">] </text:span><text:span text:style-name="T12">= </text:span><text:span text:style-name="T19">2</text:span><text:span text:style-name="T12">;</text:span></text:p>
      <text:p text:style-name="P7"><text:s text:c="8"/><text:span text:style-name="T18">priority</text:span><text:span text:style-name="T11">[</text:span><text:span text:style-name="T7">"!"</text:span><text:span text:style-name="T11">] </text:span><text:span text:style-name="T12">= </text:span><text:span text:style-name="T19">3</text:span><text:span text:style-name="T12">;</text:span></text:p>
      <text:p text:style-name="P7"><text:s text:c="8"/><text:span text:style-name="T18">priority</text:span><text:span text:style-name="T11">[</text:span><text:span text:style-name="T7">"max"</text:span><text:span text:style-name="T11">] </text:span><text:span text:style-name="T12">= </text:span><text:span text:style-name="T19">4</text:span><text:span text:style-name="T12">;</text:span></text:p>
      <text:p text:style-name="P7"><text:s text:c="4"/><text:span text:style-name="T12">}</text:span></text:p>
      <text:p text:style-name="P7"><text:s text:c="4"/><text:span text:style-name="T12">~ComputeEngine(){}</text:span></text:p>
      <text:p text:style-name="P7"><text:s text:c="4"/><text:span text:style-name="T9">int </text:span><text:span text:style-name="T12">compute(</text:span><text:span text:style-name="T11">std</text:span><text:span text:style-name="T12">::</text:span><text:span text:style-name="T15">string </text:span><text:span text:style-name="T12">e) {</text:span></text:p>
      <text:p text:style-name="P7"><text:s text:c="8"/><text:span text:style-name="T9">return </text:span><text:span text:style-name="T18">pc</text:span><text:span text:style-name="T12">.compute(to_polish(e)); </text:span><text:span text:style-name="T17">// вычисляем значение строки, переведенной в польскую нотацию</text:span></text:p>
      <text:p text:style-name="P7"><text:span text:style-name="T16"><text:s text:c="4"/></text:span><text:span text:style-name="T12">}</text:span></text:p>
      <text:p text:style-name="P7"><text:s text:c="4"/><text:span text:style-name="T11">std</text:span><text:span text:style-name="T12">::</text:span><text:span text:style-name="T15">string </text:span><text:span text:style-name="T12">to_polish(</text:span><text:span text:style-name="T11">std</text:span><text:span text:style-name="T12">::</text:span><text:span text:style-name="T15">string </text:span><text:span text:style-name="T12">e) {</text:span></text:p>
      <text:p text:style-name="P7"><text:s text:c="8"/><text:span text:style-name="T12">add_spaces(e); </text:span><text:span text:style-name="T17">// приведем к удобному для четния формату</text:span></text:p>
      <text:p text:style-name="P7"><text:span text:style-name="T16"><text:s text:c="8"/></text:span><text:span text:style-name="T11">std</text:span><text:span text:style-name="T12">::</text:span><text:span text:style-name="T15">stringstream </text:span><text:span text:style-name="T12">result; </text:span><text:span text:style-name="T17">// итоговый (сдела потоком для удобства)</text:span></text:p>
      <text:p text:style-name="P7"><text:span text:style-name="T16"><text:s text:c="8"/></text:span><text:span text:style-name="T11">std</text:span><text:span text:style-name="T12">::</text:span><text:span text:style-name="T11">stack</text:span><text:span text:style-name="T12">&lt;</text:span><text:span text:style-name="T11">std</text:span><text:span text:style-name="T12">::</text:span><text:span text:style-name="T15">string</text:span><text:span text:style-name="T12">&gt; ops; </text:span><text:span text:style-name="T17">// операторы</text:span></text:p>
      <text:p text:style-name="P7"><text:span text:style-name="T16"><text:s text:c="8"/></text:span><text:span text:style-name="T11">std</text:span><text:span text:style-name="T12">::</text:span><text:span text:style-name="T15">stringstream </text:span><text:span text:style-name="T12">ss(e); </text:span><text:span text:style-name="T17">// поток для удоства</text:span></text:p>
      <text:p text:style-name="P7"><text:span text:style-name="T16"><text:s text:c="8"/></text:span><text:span text:style-name="T11">std</text:span><text:span text:style-name="T12">::</text:span><text:span text:style-name="T15">string </text:span><text:span text:style-name="T12">current; </text:span><text:span text:style-name="T17">// текущий</text:span></text:p>
      <text:p text:style-name="P7"><text:span text:style-name="T16"><text:s text:c="8"/></text:span><text:span text:style-name="T9">while</text:span><text:span text:style-name="T12">(ss </text:span><text:span text:style-name="T11">&gt;&gt; </text:span><text:span text:style-name="T12">current) { </text:span><text:span text:style-name="T17">// считываем элементы из ввода</text:span></text:p>
      <text:p text:style-name="P7"><text:span text:style-name="T16"><text:s text:c="12"/></text:span><text:span text:style-name="T9">if</text:span><text:span text:style-name="T12">(</text:span><text:span text:style-name="T18">priority</text:span><text:span text:style-name="T12">.count(current) == </text:span><text:span text:style-name="T19">1</text:span><text:span text:style-name="T12">) { </text:span><text:span text:style-name="T17">// если для данного символа указан приоритет, то это оператор или скобка</text:span></text:p>
      <text:p text:style-name="P7"><text:span text:style-name="T16"><text:s text:c="16"/></text:span><text:span text:style-name="T9">if </text:span><text:span text:style-name="T12">(current </text:span><text:span text:style-name="T11">== </text:span><text:span text:style-name="T7">"("</text:span><text:span text:style-name="T12">) {</text:span></text:p>
      <text:p text:style-name="P7"><text:s text:c="20"/><text:span text:style-name="T12">ops.push(current);</text:span></text:p>
      <text:p text:style-name="P7"><text:s text:c="20"/><text:span text:style-name="T9">continue</text:span><text:span text:style-name="T12">;</text:span></text:p>
      <text:p text:style-name="P7"><text:s text:c="16"/><text:span text:style-name="T12">}</text:span></text:p>
      <text:p text:style-name="P7"><text:s text:c="16"/><text:span text:style-name="T9">if </text:span><text:span text:style-name="T12">(current </text:span><text:span text:style-name="T11">== </text:span><text:span text:style-name="T7">")"</text:span><text:span text:style-name="T12">) {</text:span></text:p>
      <text:p text:style-name="P7"><text:soft-page-break/><text:s text:c="20"/><text:span text:style-name="T9">while </text:span><text:span text:style-name="T12">(ops.top() </text:span><text:span text:style-name="T11">!= </text:span><text:span text:style-name="T7">"("</text:span><text:span text:style-name="T12">) { </text:span><text:span text:style-name="T17">// пока не дойдем до открывающей</text:span></text:p>
      <text:p text:style-name="P7"><text:span text:style-name="T16"><text:s text:c="24"/></text:span><text:span text:style-name="T12">result </text:span><text:span text:style-name="T11">&lt;&lt; </text:span><text:span text:style-name="T12">ops.top() </text:span><text:span text:style-name="T11">&lt;&lt; </text:span><text:span text:style-name="T7">" "</text:span><text:span text:style-name="T12">; </text:span><text:span text:style-name="T17">// добавляем в строку</text:span></text:p>
      <text:p text:style-name="P7"><text:span text:style-name="T16"><text:s text:c="24"/></text:span><text:span text:style-name="T12">ops.pop(); </text:span><text:span text:style-name="T17">// удаляем</text:span></text:p>
      <text:p text:style-name="P7"><text:span text:style-name="T16"><text:s text:c="20"/></text:span><text:span text:style-name="T12">}</text:span></text:p>
      <text:p text:style-name="P7"><text:s text:c="20"/><text:span text:style-name="T12">ops.pop();</text:span></text:p>
      <text:p text:style-name="P7"><text:s text:c="20"/><text:span text:style-name="T9">continue</text:span><text:span text:style-name="T12">;</text:span></text:p>
      <text:p text:style-name="P7"><text:s text:c="16"/><text:span text:style-name="T12">}</text:span></text:p>
      <text:p text:style-name="P7"><text:s text:c="16"/><text:span text:style-name="T9">if </text:span><text:span text:style-name="T12">(current </text:span><text:span text:style-name="T11">== </text:span><text:span text:style-name="T7">"max" </text:span><text:span text:style-name="T12">) {</text:span></text:p>
      <text:p text:style-name="P7"><text:s text:c="20"/><text:span text:style-name="T12">ops.push(current);</text:span></text:p>
      <text:p text:style-name="P7"><text:s text:c="20"/><text:span text:style-name="T9">continue</text:span><text:span text:style-name="T12">;</text:span></text:p>
      <text:p text:style-name="P7"><text:s text:c="16"/><text:span text:style-name="T12">}</text:span></text:p>
      <text:p text:style-name="P7"><text:s text:c="16"/><text:span text:style-name="T17">// если оператор</text:span></text:p>
      <text:p text:style-name="P7"><text:span text:style-name="T16"><text:s text:c="16"/></text:span><text:span text:style-name="T9">while </text:span><text:span text:style-name="T12">(!ops.empty() </text:span><text:span text:style-name="T9">and </text:span><text:span text:style-name="T18">priority</text:span><text:span text:style-name="T11">[</text:span><text:span text:style-name="T12">current</text:span><text:span text:style-name="T11">] </text:span><text:span text:style-name="T12">&lt;= </text:span><text:span text:style-name="T18">priority</text:span><text:span text:style-name="T11">[</text:span><text:span text:style-name="T12">ops.top()</text:span><text:span text:style-name="T11">]</text:span><text:span text:style-name="T12">) { </text:span><text:span text:style-name="T17">// пока больше приоритет</text:span></text:p>
      <text:p text:style-name="P7"><text:span text:style-name="T16"><text:s text:c="20"/></text:span><text:span text:style-name="T12">result </text:span><text:span text:style-name="T11">&lt;&lt; </text:span><text:span text:style-name="T12">ops.top() </text:span><text:span text:style-name="T11">&lt;&lt; </text:span><text:span text:style-name="T7">" "</text:span><text:span text:style-name="T12">; </text:span><text:span text:style-name="T17">// добавляем к строке</text:span></text:p>
      <text:p text:style-name="P7"><text:span text:style-name="T16"><text:s text:c="20"/></text:span><text:span text:style-name="T12">ops.pop(); </text:span><text:span text:style-name="T17">// удаляем</text:span></text:p>
      <text:p text:style-name="P7"><text:span text:style-name="T16"><text:s text:c="16"/></text:span><text:span text:style-name="T12">}</text:span></text:p>
      <text:p text:style-name="P7"><text:s text:c="16"/><text:span text:style-name="T12">ops.push(current);</text:span></text:p>
      <text:p text:style-name="P7"><text:s text:c="12"/><text:span text:style-name="T12">} </text:span><text:span text:style-name="T9">else </text:span><text:span text:style-name="T12">{ </text:span><text:span text:style-name="T17">// число или факториал</text:span></text:p>
      <text:p text:style-name="P7"><text:span text:style-name="T16"><text:s text:c="16"/></text:span><text:span text:style-name="T12">result </text:span><text:span text:style-name="T11">&lt;&lt; </text:span><text:span text:style-name="T12">current </text:span><text:span text:style-name="T11">&lt;&lt; </text:span><text:span text:style-name="T7">" "</text:span><text:span text:style-name="T12">;</text:span></text:p>
      <text:p text:style-name="P7"><text:s text:c="12"/><text:span text:style-name="T12">}</text:span></text:p>
      <text:p text:style-name="P7"><text:s text:c="8"/><text:span text:style-name="T12">}</text:span></text:p>
      <text:p text:style-name="P7"><text:s text:c="8"/><text:span text:style-name="T9">while</text:span><text:span text:style-name="T12">(!ops.empty()) { </text:span><text:span text:style-name="T17">// оставшиеся операторы</text:span></text:p>
      <text:p text:style-name="P7"><text:span text:style-name="T16"><text:s text:c="12"/></text:span><text:span text:style-name="T12">result </text:span><text:span text:style-name="T11">&lt;&lt; </text:span><text:span text:style-name="T12">ops.top() </text:span><text:span text:style-name="T11">&lt;&lt; </text:span><text:span text:style-name="T7">" "</text:span><text:span text:style-name="T12">;</text:span></text:p>
      <text:p text:style-name="P7"><text:s text:c="12"/><text:span text:style-name="T12">ops.pop();</text:span></text:p>
      <text:p text:style-name="P7"><text:s text:c="8"/><text:span text:style-name="T12">}</text:span></text:p>
      <text:p text:style-name="P7"><text:s text:c="8"/><text:span text:style-name="T11">std</text:span><text:span text:style-name="T12">::</text:span><text:span text:style-name="T15">string </text:span><text:span text:style-name="T12">polish_string;</text:span></text:p>
      <text:p text:style-name="P7"><text:s text:c="8"/><text:span text:style-name="T11">std</text:span><text:span text:style-name="T12">::getline(result, polish_string);</text:span></text:p>
      <text:p text:style-name="P7"><text:s text:c="8"/><text:span text:style-name="T9">return </text:span><text:span text:style-name="T12">polish_string;</text:span></text:p>
      <text:p text:style-name="P7"><text:s text:c="4"/><text:span text:style-name="T12">}</text:span></text:p>
      <text:p text:style-name="P8"><text:span text:style-name="T8">private</text:span>:</text:p>
      <text:p text:style-name="P7"><text:s text:c="4"/><text:span text:style-name="T17">// для удобного перевода в польскую нотацию, значащие символы</text:span></text:p>
      <text:p text:style-name="P9"><text:s text:c="4"/><text:span text:style-name="T13">// но обычно строка вводится без пробелов</text:span></text:p>
      <text:p text:style-name="P9"><text:s text:c="4"/><text:span text:style-name="T13">// эта функция добавляет эти пробелы</text:span></text:p>
      <text:p text:style-name="P7"><text:span text:style-name="T16"><text:s text:c="4"/></text:span><text:span text:style-name="T9">void </text:span><text:span text:style-name="T12">add_spaces(</text:span><text:span text:style-name="T11">std</text:span><text:span text:style-name="T12">::</text:span><text:span text:style-name="T15">string </text:span><text:span text:style-name="T12">&amp;e) {</text:span></text:p>
      <text:p text:style-name="P7"><text:s text:c="8"/><text:span text:style-name="T11">std</text:span><text:span text:style-name="T12">::</text:span><text:span text:style-name="T15">stringstream </text:span><text:span text:style-name="T12">result;</text:span></text:p>
      <text:p text:style-name="P7"><text:s text:c="8"/><text:span text:style-name="T9">for</text:span><text:span text:style-name="T12">(</text:span><text:span text:style-name="T9">auto </text:span><text:span text:style-name="T12">s : e) {</text:span></text:p>
      <text:p text:style-name="P7"><text:s text:c="12"/><text:span text:style-name="T9">if</text:span><text:span text:style-name="T12">(</text:span><text:span text:style-name="T18">priority</text:span><text:span text:style-name="T12">.count(</text:span><text:span text:style-name="T11">std</text:span><text:span text:style-name="T12">::</text:span><text:span text:style-name="T15">string</text:span><text:span text:style-name="T12">(</text:span><text:span text:style-name="T19">1</text:span><text:span text:style-name="T12">, s)) == </text:span><text:span text:style-name="T19">1</text:span><text:span text:style-name="T12">) result </text:span><text:span text:style-name="T11">&lt;&lt; </text:span><text:span text:style-name="T7">' ' </text:span><text:span text:style-name="T11">&lt;&lt; </text:span><text:span text:style-name="T12">s </text:span><text:span text:style-name="T11">&lt;&lt; </text:span><text:span text:style-name="T7">' '</text:span><text:span text:style-name="T12">;</text:span></text:p>
      <text:p text:style-name="P7"><text:s text:c="12"/><text:span text:style-name="T9">else if</text:span><text:span text:style-name="T12">(s == </text:span><text:span text:style-name="T7">'(' </text:span><text:span text:style-name="T9">or </text:span><text:span text:style-name="T12">s == </text:span><text:span text:style-name="T7">')'</text:span><text:span text:style-name="T12">) result </text:span><text:span text:style-name="T11">&lt;&lt; </text:span><text:span text:style-name="T7">' ' </text:span><text:span text:style-name="T11">&lt;&lt; </text:span><text:span text:style-name="T12">s </text:span><text:span text:style-name="T11">&lt;&lt; </text:span><text:span text:style-name="T7">' '</text:span><text:span text:style-name="T12">;</text:span></text:p>
      <text:p text:style-name="P7"><text:s text:c="12"/><text:span text:style-name="T9">else if</text:span><text:span text:style-name="T12">(s == </text:span><text:span text:style-name="T7">'!'</text:span><text:span text:style-name="T12">) result </text:span><text:span text:style-name="T11">&lt;&lt; </text:span><text:span text:style-name="T7">" ! "</text:span><text:span text:style-name="T12">;</text:span></text:p>
      <text:p text:style-name="P7"><text:s text:c="12"/><text:span text:style-name="T9">else if</text:span><text:span text:style-name="T12">(s == </text:span><text:span text:style-name="T7">','</text:span><text:span text:style-name="T12">) result </text:span><text:span text:style-name="T11">&lt;&lt; </text:span><text:span text:style-name="T7">' '</text:span><text:span text:style-name="T12">;</text:span></text:p>
      <text:p text:style-name="P7"><text:s text:c="12"/><text:span text:style-name="T9">else </text:span><text:span text:style-name="T12">result </text:span><text:span text:style-name="T11">&lt;&lt; </text:span><text:span text:style-name="T12">s;</text:span></text:p>
      <text:p text:style-name="P7"><text:s text:c="8"/><text:span text:style-name="T12">}</text:span></text:p>
      <text:p text:style-name="P7"><text:s text:c="8"/><text:span text:style-name="T11">std</text:span><text:span text:style-name="T12">::getline(result, e);</text:span></text:p>
      <text:p text:style-name="P7"><text:s text:c="4"/><text:span text:style-name="T12">}</text:span></text:p>
      <text:p text:style-name="P7"><text:s text:c="4"/><text:span text:style-name="T11">PolishCompute </text:span><text:span text:style-name="T18">pc</text:span><text:span text:style-name="T12">;</text:span></text:p>
      <text:p text:style-name="P7"><text:s text:c="4"/><text:span text:style-name="T11">std</text:span><text:span text:style-name="T12">::</text:span><text:span text:style-name="T11">map</text:span><text:span text:style-name="T12">&lt;</text:span><text:span text:style-name="T11">std</text:span><text:span text:style-name="T12">::</text:span><text:span text:style-name="T15">string</text:span><text:span text:style-name="T12">, </text:span><text:span text:style-name="T9">int</text:span><text:span text:style-name="T12">&gt; </text:span><text:span text:style-name="T18">priority</text:span><text:span text:style-name="T12">;</text:span></text:p>
      <text:p text:style-name="P8">};</text:p>
      <text:p text:style-name="P8"><text:span text:style-name="T8">int </text:span>main() {</text:p>
      <text:p text:style-name="P7"><text:s text:c="4"/><text:span text:style-name="T11">ComputeEngine </text:span><text:span text:style-name="T12">ce;</text:span></text:p>
      <text:p text:style-name="P7"><text:s text:c="4"/><text:span text:style-name="T11">std</text:span><text:span text:style-name="T12">::cout </text:span><text:span text:style-name="T11">&lt;&lt; </text:span><text:span text:style-name="T12">ce.compute(</text:span><text:span text:style-name="T7">"(2 + 3) * 7"</text:span><text:span text:style-name="T12">) </text:span><text:span text:style-name="T11">&lt;&lt; std</text:span><text:span text:style-name="T12">::endl;</text:span></text:p>
      <text:p text:style-name="P7"><text:s text:c="4"/><text:span text:style-name="T11">std</text:span><text:span text:style-name="T12">::cout </text:span><text:span text:style-name="T11">&lt;&lt; </text:span><text:span text:style-name="T12">ce.compute(</text:span><text:span text:style-name="T7">"max(6, 2, 3) + 2"</text:span><text:span text:style-name="T12">) </text:span><text:span text:style-name="T11">&lt;&lt; std</text:span><text:span text:style-name="T12">::endl;</text:span></text:p>
      <text:p text:style-name="P7"><text:s text:c="4"/><text:span text:style-name="T11">std</text:span><text:span text:style-name="T12">::cout </text:span><text:span text:style-name="T11">&lt;&lt; </text:span><text:span text:style-name="T12">ce.compute(</text:span><text:span text:style-name="T7">"max(6, 2, 3)! + 3"</text:span><text:span text:style-name="T12">) </text:span><text:span text:style-name="T11">&lt;&lt; std</text:span><text:span text:style-name="T12">::endl;</text:span></text:p>
      <text:p text:style-name="P7"><text:s text:c="4"/><text:span text:style-name="T11">std</text:span><text:span text:style-name="T12">::cout </text:span><text:span text:style-name="T11">&lt;&lt; </text:span><text:span text:style-name="T12">ce.compute(</text:span><text:span text:style-name="T7">"max( 5+7, 12!, 10*14 ) * 7"</text:span><text:span text:style-name="T12">) </text:span><text:span text:style-name="T11">&lt;&lt; std</text:span><text:span text:style-name="T12">::endl;</text:span></text:p>
      <text:p text:style-name="P7"><text:s text:c="4"/><text:span text:style-name="T9">return </text:span><text:span text:style-name="T19">0</text:span><text:span text:style-name="T12">;</text:span></text:p>
      <text:p text:style-name="P6">}</text:p>
      <text:p text:style-name="P1"/>
      <text:p text:style-name="P3"><text:soft-page-break/>Задание 2.</text:p>
      <text:p text:style-name="P3"><text:tab/><text:span text:style-name="T20">В данной задаче главное — правильно организовать перебор возможных вариантов.</text:span></text:p>
      <text:p text:style-name="P4">Так как скобки могу расставляться как угодно, то перебрать все возможные случаи в обычной нотации будет очень сложно, однако мы знаем, что есть однозначное соответствие между обычной нотацией и обратной польской, а в обратной польской выражения задаются без скобок. </text:p>
      <text:p text:style-name="P4"><text:tab/>В таком случае, будем организовывать перебор сразу в обратной польской.</text:p>
      <text:p text:style-name="P4"><text:tab/>Для N чисел необходимо расставить N-1 знак. Будем идти по всем расстановкам знаков. Всего их 4^(N-1). Заметим, что если перевести такое число в 4-ную форму записи, то i — ая цифра будет указывать на номер оператора на i — том месте.</text:p>
      <text:p text:style-name="P4"><text:tab/>Пронумеруем операторы. 0 = +, 1 = -, 2 = *, 3 = /. В таком случае число<draw:frame draw:style-name="fr1" draw:name="Объект1" text:anchor-type="as-char" svg:y="-0.377cm" svg:width="1.192cm" svg:height="0.531cm" draw:z-index="0"><draw:object xlink:href="./Object 1" xlink:type="simple" xlink:show="embed" xlink:actuate="onLoad"/><draw:image xlink:href="./ObjectReplacements/Object 1" xlink:type="simple" xlink:show="embed" xlink:actuate="onLoad"/></draw:frame> будет означать расстановку - * + /. <text:span text:style-name="T21">Для того, чтобы получить i — ую цифру в таком числе, необходимо поделить на 4^i и потом взять остаток от деления на 4.</text:span></text:p>
      <text:p text:style-name="P4"><text:tab/><text:span text:style-name="T21">Осталось правильно расставить каждую расстановку между числами. Однако не всякая конфигурация нам подойдет. Например 2 + 3 + - некорректная конфигурация, так как до + должна идти как минимум 2 агрумента. В таком случае будет следовать следующей стратегии: у нас будет функция, которая будет вставлять определенное количество операторов после указанного числа. Эта функция будет знать, сколько максимум оператором она может вставить. Таким образом она будет расставлять каждое из возможных количеств операторов после конкретного числа , а после этого вызывать себя же на следующем числе.</text:span></text:p>
      <text:p text:style-name="P4"><text:tab/><text:span text:style-name="T21">Таким образом функция переберет все возможные варианты расстановок. Взяв уже написанный класс для вычисления обратной польской записи осталось проверить каждый из вариантов на равенство S. Если хоть раз получилось — значит ответ Yes, если нет, то No.</text:span></text:p>
      <text:p text:style-name="P4"/>
      <text:p text:style-name="P5"><text:span text:style-name="T8">template </text:span>&lt;<text:span text:style-name="T8">class </text:span><text:span text:style-name="T14">Iter</text:span>&gt;</text:p>
      <text:p text:style-name="P8"><text:span text:style-name="T8">bool </text:span>check_configuration(<text:span text:style-name="T14">Iter </text:span>pos_begin, <text:span text:style-name="T14">Iter </text:span>pos_end,</text:p>
      <text:p text:style-name="P7"><text:s text:c="25"/><text:span text:style-name="T15">Iter </text:span><text:span text:style-name="T12">num_begin, </text:span><text:span text:style-name="T15">Iter </text:span><text:span text:style-name="T12">num_end,</text:span></text:p>
      <text:p text:style-name="P7"><text:s text:c="25"/><text:span text:style-name="T9">int </text:span><text:span text:style-name="T12">ans,</text:span></text:p>
      <text:p text:style-name="P7"><text:s text:c="25"/><text:span text:style-name="T9">int </text:span><text:span text:style-name="T12">remain = </text:span><text:span text:style-name="T19">0</text:span><text:span text:style-name="T12">, </text:span><text:span text:style-name="T11">std</text:span><text:span text:style-name="T12">::</text:span><text:span text:style-name="T15">string </text:span><text:span text:style-name="T12">s = </text:span><text:span text:style-name="T7">""</text:span><text:span text:style-name="T12">) {</text:span></text:p>
      <text:p text:style-name="P7"><text:s text:c="4"/><text:span text:style-name="T9">bool </text:span><text:span text:style-name="T12">result = </text:span><text:span text:style-name="T9">false</text:span><text:span text:style-name="T12">;</text:span></text:p>
      <text:p text:style-name="P7"><text:s text:c="4"/><text:span text:style-name="T9">if</text:span><text:span text:style-name="T12">(num_begin == num_end - </text:span><text:span text:style-name="T19">1</text:span><text:span text:style-name="T12">) { </text:span><text:span text:style-name="T17">// последнее число</text:span></text:p>
      <text:p text:style-name="P7"><text:span text:style-name="T16"><text:s text:c="8"/></text:span><text:span text:style-name="T11">std</text:span><text:span text:style-name="T12">::</text:span><text:span text:style-name="T15">string </text:span><text:span text:style-name="T12">newS = s </text:span><text:span text:style-name="T11">+ </text:span><text:span text:style-name="T12">*num_begin</text:span><text:span text:style-name="T11">+ </text:span><text:span text:style-name="T7">" "</text:span><text:span text:style-name="T12">;</text:span></text:p>
      <text:p text:style-name="P7"><text:s text:c="8"/><text:span text:style-name="T9">while</text:span><text:span text:style-name="T12">(pos_begin != pos_end) {</text:span></text:p>
      <text:p text:style-name="P7"><text:s text:c="12"/><text:span text:style-name="T12">newS </text:span><text:span text:style-name="T11">+= </text:span><text:span text:style-name="T12">*pos_begin + </text:span><text:span text:style-name="T7">" "</text:span><text:span text:style-name="T12">;</text:span></text:p>
      <text:p text:style-name="P7"><text:s text:c="12"/><text:span text:style-name="T12">pos_begin++;</text:span></text:p>
      <text:p text:style-name="P7"><text:s text:c="8"/><text:span text:style-name="T12">}</text:span></text:p>
      <text:p text:style-name="P7"><text:s text:c="8"/><text:span text:style-name="T11">PolishCompute </text:span><text:span text:style-name="T12">pc;</text:span></text:p>
      <text:p text:style-name="P7"><text:s text:c="8"/><text:span text:style-name="T12">result = result </text:span><text:span text:style-name="T9">or </text:span><text:span text:style-name="T12">(pc.compute(newS) == ans);</text:span></text:p>
      <text:p text:style-name="P7"><text:s text:c="4"/><text:span text:style-name="T12">} </text:span><text:span text:style-name="T9">else </text:span><text:span text:style-name="T12">{</text:span></text:p>
      <text:p text:style-name="P7"><text:s text:c="8"/><text:span text:style-name="T9">for</text:span><text:span text:style-name="T12">(</text:span><text:span text:style-name="T9">int </text:span><text:span text:style-name="T12">i = </text:span><text:span text:style-name="T19">0</text:span><text:span text:style-name="T12">; i &lt;= remain; i++) { </text:span><text:span text:style-name="T17">// пробуем вставить все варианты, которые нам доступны</text:span></text:p>
      <text:p text:style-name="P7"><text:span text:style-name="T16"><text:s text:c="12"/></text:span><text:span text:style-name="T11">std</text:span><text:span text:style-name="T12">::</text:span><text:span text:style-name="T15">string </text:span><text:span text:style-name="T12">newS = s </text:span><text:span text:style-name="T11">+ </text:span><text:span text:style-name="T12">*num_begin </text:span><text:span text:style-name="T11">+ </text:span><text:span text:style-name="T7">" "</text:span><text:span text:style-name="T12">;</text:span></text:p>
      <text:p text:style-name="P7"><text:s text:c="12"/><text:span text:style-name="T9">for</text:span><text:span text:style-name="T12">(</text:span><text:span text:style-name="T9">int </text:span><text:span text:style-name="T12">j = </text:span><text:span text:style-name="T19">0</text:span><text:span text:style-name="T12">; j &lt; i; j++) newS </text:span><text:span text:style-name="T11">+= </text:span><text:span text:style-name="T12">*(pos_begin+j) + </text:span><text:span text:style-name="T7">" "</text:span><text:span text:style-name="T12">;</text:span></text:p>
      <text:p text:style-name="P7"><text:s text:c="12"/><text:span text:style-name="T12">result = result </text:span><text:span text:style-name="T9">or </text:span><text:span text:style-name="T12">check_configuration(pos_begin+i, pos_end,</text:span></text:p>
      <text:p text:style-name="P7"><text:s text:c="51"/><text:span text:style-name="T12">num_begin+</text:span><text:span text:style-name="T19">1</text:span><text:span text:style-name="T12">, num_end, ans, </text:span><text:span text:style-name="T17">// указываем уже следующее число</text:span></text:p>
      <text:p text:style-name="P7"><text:span text:style-name="T16"><text:s text:c="51"/></text:span><text:span text:style-name="T12">remain-i+</text:span><text:span text:style-name="T19">1</text:span><text:span text:style-name="T12">, newS); </text:span><text:span text:style-name="T17">// отнимаем то количество операторов, которое использовали после этого числа и добавляем 1</text:span></text:p>
      <text:p text:style-name="P7"><text:span text:style-name="T16"><text:s text:c="8"/></text:span><text:span text:style-name="T12">}</text:span></text:p>
      <text:p text:style-name="P7"><text:s text:c="4"/><text:span text:style-name="T12">}</text:span></text:p>
      <text:p text:style-name="P7"><text:s text:c="4"/><text:span text:style-name="T9">return </text:span><text:span text:style-name="T12">result;</text:span></text:p>
      <text:p text:style-name="P8">}</text:p>
      <text:p text:style-name="P8"><text:span text:style-name="T8">int </text:span>main() {</text:p>
      <text:p text:style-name="P7"><text:s text:c="4"/><text:span text:style-name="T9">int </text:span><text:span text:style-name="T12">N, S;</text:span></text:p>
      <text:p text:style-name="P7"><text:s text:c="4"/><text:span text:style-name="T11">std</text:span><text:span text:style-name="T12">::cin </text:span><text:span text:style-name="T11">&gt;&gt; </text:span><text:span text:style-name="T12">N </text:span><text:span text:style-name="T11">&gt;&gt; </text:span><text:span text:style-name="T12">S;</text:span></text:p>
      <text:p text:style-name="P7"><text:soft-page-break/><text:s text:c="4"/><text:span text:style-name="T11">std</text:span><text:span text:style-name="T12">::</text:span><text:span text:style-name="T11">vector</text:span><text:span text:style-name="T12">&lt;</text:span><text:span text:style-name="T11">std</text:span><text:span text:style-name="T12">::</text:span><text:span text:style-name="T15">string</text:span><text:span text:style-name="T12">&gt; nums(N);</text:span></text:p>
      <text:p text:style-name="P7"><text:s text:c="4"/><text:span text:style-name="T9">for</text:span><text:span text:style-name="T12">(</text:span><text:span text:style-name="T9">int </text:span><text:span text:style-name="T12">i = </text:span><text:span text:style-name="T19">0</text:span><text:span text:style-name="T12">; i &lt; N; i++ ) </text:span><text:span text:style-name="T11">std</text:span><text:span text:style-name="T12">::cin </text:span><text:span text:style-name="T11">&gt;&gt; </text:span><text:span text:style-name="T12">nums</text:span><text:span text:style-name="T11">[</text:span><text:span text:style-name="T12">i</text:span><text:span text:style-name="T11">]</text:span><text:span text:style-name="T12">;</text:span></text:p>
      <text:p text:style-name="P7"><text:s text:c="4"/><text:span text:style-name="T11">std</text:span><text:span text:style-name="T12">::</text:span><text:span text:style-name="T11">vector</text:span><text:span text:style-name="T12">&lt;</text:span><text:span text:style-name="T11">std</text:span><text:span text:style-name="T12">::</text:span><text:span text:style-name="T15">string</text:span><text:span text:style-name="T12">&gt; ops {</text:span><text:span text:style-name="T7">"+"</text:span><text:span text:style-name="T12">, </text:span><text:span text:style-name="T7">"-"</text:span><text:span text:style-name="T12">, </text:span><text:span text:style-name="T7">"*"</text:span><text:span text:style-name="T12">, </text:span><text:span text:style-name="T7">"/"</text:span><text:span text:style-name="T12">};</text:span></text:p>
      <text:p text:style-name="P7"><text:s text:c="4"/><text:span text:style-name="T9">bool </text:span><text:span text:style-name="T12">result = </text:span><text:span text:style-name="T9">false</text:span><text:span text:style-name="T12">;</text:span></text:p>
      <text:p text:style-name="P7"><text:s text:c="4"/><text:span text:style-name="T9">for</text:span><text:span text:style-name="T12">(</text:span><text:span text:style-name="T9">long </text:span><text:span text:style-name="T12">Q = </text:span><text:span text:style-name="T19">0</text:span><text:span text:style-name="T12">; Q &lt; pow(</text:span><text:span text:style-name="T19">4</text:span><text:span text:style-name="T12">, N-</text:span><text:span text:style-name="T19">1</text:span><text:span text:style-name="T12">); Q++) {</text:span></text:p>
      <text:p text:style-name="P7"><text:s text:c="8"/><text:span text:style-name="T11">std</text:span><text:span text:style-name="T12">::</text:span><text:span text:style-name="T11">vector</text:span><text:span text:style-name="T12">&lt;</text:span><text:span text:style-name="T11">std</text:span><text:span text:style-name="T12">::</text:span><text:span text:style-name="T15">string</text:span><text:span text:style-name="T12">&gt; curr_conf(N-</text:span><text:span text:style-name="T19">1</text:span><text:span text:style-name="T12">);</text:span></text:p>
      <text:p text:style-name="P7"><text:s text:c="8"/><text:span text:style-name="T9">for</text:span><text:span text:style-name="T12">(</text:span><text:span text:style-name="T9">int </text:span><text:span text:style-name="T12">i = </text:span><text:span text:style-name="T19">0</text:span><text:span text:style-name="T12">; i &lt; N-</text:span><text:span text:style-name="T19">1</text:span><text:span text:style-name="T12">; i++) {</text:span></text:p>
      <text:p text:style-name="P7"><text:s text:c="12"/><text:span text:style-name="T12">curr_conf</text:span><text:span text:style-name="T11">[</text:span><text:span text:style-name="T12">i</text:span><text:span text:style-name="T11">] = </text:span><text:span text:style-name="T12">ops</text:span><text:span text:style-name="T11">[ </text:span><text:span text:style-name="T9">int</text:span><text:span text:style-name="T12">(Q / pow(</text:span><text:span text:style-name="T19">4</text:span><text:span text:style-name="T12">, i)) % </text:span><text:span text:style-name="T19">4 </text:span><text:span text:style-name="T11">]</text:span><text:span text:style-name="T12">; </text:span><text:span text:style-name="T17">// вычисляем расстановку из операторов</text:span></text:p>
      <text:p text:style-name="P7"><text:span text:style-name="T16"><text:s text:c="8"/></text:span><text:span text:style-name="T12">}</text:span></text:p>
      <text:p text:style-name="P7"><text:s text:c="8"/><text:span text:style-name="T12">result = result </text:span><text:span text:style-name="T9">or </text:span><text:span text:style-name="T12">check_configuration(curr_conf.begin(), curr_conf.end(), nums.begin(), nums.end(), S);</text:span></text:p>
      <text:p text:style-name="P7"><text:s text:c="4"/><text:span text:style-name="T12">}</text:span></text:p>
      <text:p text:style-name="P7"><text:s text:c="4"/><text:span text:style-name="T11">std</text:span><text:span text:style-name="T12">::cout </text:span><text:span text:style-name="T11">&lt;&lt; </text:span><text:span text:style-name="T12">(result ? </text:span><text:span text:style-name="T7">"Yes" </text:span><text:span text:style-name="T12">: </text:span><text:span text:style-name="T7">"No"</text:span><text:span text:style-name="T12">) </text:span><text:span text:style-name="T11">&lt;&lt; std</text:span><text:span text:style-name="T12">::endl;</text:span></text:p>
      <text:p text:style-name="P7"><text:s text:c="4"/><text:span text:style-name="T9">return </text:span><text:span text:style-name="T19">0</text:span><text:span text:style-name="T12">;</text:span></text:p>
      <text:p text:style-name="P6">}</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9:47:43.905566796</meta:creation-date>
    <dc:date>2017-01-16T21:41:43.569062373</dc:date>
    <meta:editing-duration>PT9M18S</meta:editing-duration>
    <meta:editing-cycles>1</meta:editing-cycles>
    <meta:generator>LibreOffice/5.1.4.2$Linux_X86_64 LibreOffice_project/10m0$Build-2</meta:generator>
    <meta:document-statistic meta:table-count="0" meta:image-count="0" meta:object-count="1" meta:page-count="5" meta:paragraph-count="206" meta:word-count="1278" meta:character-count="9695" meta:non-whitespace-character-count="7011"/>
  </office:meta>
</office:document-meta>
</file>

<file path=Object 1/content.xml><?xml version="1.0" encoding="utf-8"?>
<math xmlns="http://www.w3.org/1998/Math/MathML" display="block">
  <semantics>
    <msub>
      <mn>1203</mn>
      <mn>4</mn>
    </msub>
    <annotation encoding="StarMath 5.0">1203_4</annotation>
  </semantics>
</math>
</file>